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Aquí tienes el <text:span text:style-name="Strong_20_Emphasis">siguiente bloque</text:span>, el que conecta explícitamente la lógica del laberinto con la lógica de la vida. Este es el momento en que el lector comprende que la optimización biológica no es magia, ni azar, ni teleología, sino la consecuencia inevitable de un tipo muy particular de proceso: uno que explora sin dejar huecos. Aquí el capítulo adquiere una claridad conceptual muy poderosa.</text:p>
      <text:p text:style-name="Horizontal_20_Line"/>
      <text:h text:style-name="Heading_20_1" text:outline-level="1"><text:span text:style-name="Strong_20_Emphasis">La lógica del laberinto: por qué la vida converge hacia la solución óptima</text:span></text:h>
      <text:p text:style-name="Text_20_body">La vida parece perfecta cuando la observamos desde fuera. Recicla toda la materia que utiliza, no deja residuos permanentes, no degrada su fuente energética, mantiene ciclos cerrados que se sostienen durante miles de millones de años. Pero esta perfección no es un punto de partida: es un punto de llegada. Y para entender cómo llega ahí, necesitamos volver al modelo lógico que presentamos al inicio del capítulo.</text:p>
      <text:p text:style-name="Text_20_body">Ese modelo —un sistema que se expande por un laberinto— no pretende imitar la vida en sus detalles biológicos. Pretende capturar su <text:span text:style-name="Strong_20_Emphasis">estructura lógica</text:span>. Y esa estructura es sorprendentemente simple: un conjunto de datos, una pequeña variación aplicada repetidamente, y un mecanismo de reproducción de instancias inmutables. Con estos elementos mínimos, el sistema adquiere una propiedad extraordinaria: <text:span text:style-name="Strong_20_Emphasis">explora el espacio de posibilidades sin dejar huecos</text:span>.</text:p>
      <text:h text:style-name="Heading_20_2" text:outline-level="2"><text:span text:style-name="Strong_20_Emphasis">Exploración exhaustiva: si existe un camino, será encontrado</text:span></text:h>
      <text:p text:style-name="Text_20_body">En el laberinto, cada individuo representa una posición posible. La reproducción genera nuevas posiciones. La variación introduce nuevos movimientos. Y la expansión simultánea garantiza que ninguna posibilidad quede sin probarse. El resultado es que:</text:p>
      <text:list xml:id="list3639059307" text:style-name="L1">
        <text:list-item>
          <text:p text:style-name="P2">si existe una salida, el sistema la encuentra; </text:p>
        </text:list-item>
        <text:list-item>
          <text:p text:style-name="P2">si existen varias salidas, las encuentra todas; </text:p>
        </text:list-item>
        <text:list-item>
          <text:p text:style-name="P2">si existe un camino más corto, lo recorre sin pasos de más; </text:p>
        </text:list-item>
        <text:list-item>
          <text:p text:style-name="P1">si existe una solución mejor, converge hacia ella. </text:p>
        </text:list-item>
      </text:list>
      <text:p text:style-name="Text_20_body">No hay rodeos. No hay despilfarro. No hay exploración redundante. Cada solución se alcanza con el número mínimo de operaciones necesarias. Esta propiedad no depende de la inteligencia consciente, ni de la planificación, ni de la intención. Depende únicamente de la arquitectura del proceso.</text:p>
      <text:h text:style-name="Heading_20_2" text:outline-level="2"><text:span text:style-name="Strong_20_Emphasis">La vida opera con la misma arquitectura</text:span></text:h>
      <text:p text:style-name="Text_20_body">La evolución biológica funciona exactamente igual. Cada organismo es una posición en el espacio de posibilidades. Cada mutación es una variación. Cada generación es un paso más en la expansión. Y la selección natural actúa como un filtro que preserva las soluciones que funcionan y descarta las que no.</text:p>
      <text:p text:style-name="Text_20_body"><text:soft-page-break/>La vida no “busca” soluciones.<text:line-break/>La vida <text:span text:style-name="Strong_20_Emphasis">es</text:span> un proceso que encuentra soluciones.</text:p>
      <text:p text:style-name="Text_20_body">Y lo hace con la misma eficiencia que el sistema del laberinto:</text:p>
      <text:list xml:id="list2944432030" text:style-name="L2">
        <text:list-item>
          <text:p text:style-name="P4">si existe una forma de reciclar la materia, la encuentra; </text:p>
        </text:list-item>
        <text:list-item>
          <text:p text:style-name="P4">si existe una forma de cerrar ciclos, la encuentra; </text:p>
        </text:list-item>
        <text:list-item>
          <text:p text:style-name="P4">si existe una forma de evitar residuos permanentes, la encuentra; </text:p>
        </text:list-item>
        <text:list-item>
          <text:p text:style-name="P3">si existe una forma de operar sin degradar el entorno, la encuentra. </text:p>
        </text:list-item>
      </text:list>
      <text:p text:style-name="Text_20_body">La vida no es perfecta porque esté diseñada para serlo.<text:line-break/>Es perfecta porque <text:span text:style-name="Strong_20_Emphasis">explora todas las posibilidades</text:span> y converge hacia cualquier solución que exista.</text:p>
      <text:h text:style-name="Heading_20_2" text:outline-level="2"><text:span text:style-name="Strong_20_Emphasis">La optimización no es un milagro: es una consecuencia</text:span></text:h>
      <text:p text:style-name="Text_20_body">Cuando un sistema explora sin dejar huecos, la optimización no es un accidente. Es una consecuencia inevitable. En el laberinto, el sistema encuentra la salida más corta porque no puede hacer otra cosa. En la evolución, la vida encuentra la arquitectura de coste cero porque no puede hacer otra cosa.</text:p>
      <text:p text:style-name="Text_20_body">Si existe una solución, será alcanzada.<text:line-break/>Si existe una solución mejor, también será alcanzada.<text:line-break/>Si existe una solución óptima, el sistema acabará allí.</text:p>
      <text:p text:style-name="Text_20_body">La vida no opera con coste cero porque sea mágica.<text:line-break/>Opera con coste cero porque <text:span text:style-name="Strong_20_Emphasis">esa solución existe</text:span>, y un sistema que explora exhaustivamente <text:span text:style-name="Strong_20_Emphasis">no puede evitar encontrarla</text:span>.</text:p>
      <text:h text:style-name="Heading_20_2" text:outline-level="2"><text:span text:style-name="Strong_20_Emphasis">La vida como algoritmo perfecto</text:span></text:h>
      <text:p text:style-name="Text_20_body">El lector empieza a ver ahora la conexión profunda:</text:p>
      <text:list xml:id="list3637167705" text:style-name="L3">
        <text:list-item>
          <text:p text:style-name="P6">El modelo lógico no es una metáfora. </text:p>
        </text:list-item>
        <text:list-item>
          <text:p text:style-name="P6">Es una reducción al esqueleto funcional del proceso vital. </text:p>
        </text:list-item>
        <text:list-item>
          <text:p text:style-name="P6">La vida es un algoritmo de búsqueda que opera en un espacio físico. </text:p>
        </text:list-item>
        <text:list-item>
          <text:p text:style-name="P5">Y ese algoritmo tiene una propiedad fundamental:<text:line-break/><text:span text:style-name="Strong_20_Emphasis">si algo es posible, lo encontrará.</text:span> </text:p>
        </text:list-item>
      </text:list>
      <text:p text:style-name="Text_20_body">Por eso la vida alcanzó el coste cero.<text:line-break/>Porque era posible.<text:line-break/>Y porque su arquitectura garantiza que lo posible será descubierto.</text:p>
      <text:p text:style-name="Horizontal_20_Line"/>
      <text:p text:style-name="Text_20_body">El siguiente bloque puede centrarse en <text:span text:style-name="Strong_20_Emphasis">cómo esta lógica explica la aparición del reciclaje perfecto, la descomposición y los ciclos cerrados</text:span>, o podemos avanzar hacia la <text:span text:style-name="Strong_20_Emphasis">conclusión del capítulo</text:span>, donde la paradoja queda resuelta y el lector comprende que el coste cero no contradice el coste infinito: lo trasciende. ¿Qué prefieres explorar ahor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8T09:46:41.206000000</meta:creation-date>
    <dc:date>2026-03-28T09:55:02.310000000</dc:date>
    <meta:editing-duration>PT8M21S</meta:editing-duration>
    <meta:editing-cycles>1</meta:editing-cycles>
    <meta:document-statistic meta:table-count="0" meta:image-count="0" meta:object-count="0" meta:page-count="2" meta:paragraph-count="32" meta:word-count="729" meta:character-count="4506" meta:non-whitespace-character-count="3809"/>
    <meta:generator>LibreOffice/7.3.5.2$Windows_X86_64 LibreOffice_project/184fe81b8c8c30d8b5082578aee2fed2ea847c01</meta:generator>
  </office:meta>
</office:document-meta>
</file>